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4000001F4FD3A965E6813BB23.png" manifest:media-type="image/png"/>
  <manifest:file-entry manifest:full-path="Pictures/100000010000014A0000009EC915037EC73BD1A0.png" manifest:media-type="image/png"/>
  <manifest:file-entry manifest:full-path="Pictures/10000001000000E6000000E6076C407A321E631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Ubuntu Light" svg:font-family="'Ubuntu Light'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0d0d0" draw:textarea-horizontal-align="justify" draw:textarea-vertical-align="middle" draw:auto-grow-height="false" fo:min-height="2.609cm" fo:min-width="1.8cm"/>
    </style:style>
    <style:style style:name="gr2" style:family="graphic" style:parent-style-name="standard">
      <style:graphic-properties draw:stroke="none" draw:fill-color="#d0d0d0" draw:textarea-horizontal-align="justify" draw:textarea-vertical-align="middle" draw:auto-grow-height="false" fo:min-height="1.05cm" fo:min-width="1.638cm"/>
    </style:style>
    <style:style style:name="gr3" style:family="graphic" style:parent-style-name="standard" style:list-style-name="L1">
      <style:graphic-properties draw:stroke="none" svg:stroke-color="#000000" draw:fill="solid" draw:fill-color="#81d41a" draw:textarea-vertical-align="middle" fo:min-height="0.4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-color="#158466" draw:textarea-horizontal-align="justify" draw:textarea-vertical-align="middle" draw:auto-grow-height="false" fo:min-height="0.71cm" fo:min-width="3cm"/>
    </style:style>
    <style:style style:name="gr5" style:family="graphic" style:parent-style-name="standard">
      <style:graphic-properties draw:stroke="none" draw:fill-color="#acb20c" draw:textarea-horizontal-align="justify" draw:textarea-vertical-align="middle" draw:auto-grow-height="false" fo:min-height="1.216cm" fo:min-width="3.02cm"/>
    </style:style>
    <style:style style:name="gr6" style:family="graphic" style:parent-style-name="standard">
      <style:graphic-properties draw:stroke="solid" draw:fill-color="#3465a4" draw:textarea-horizontal-align="justify" draw:textarea-vertical-align="middle" draw:auto-grow-height="false" fo:min-height="0.269cm" fo:min-width="0cm"/>
    </style:style>
    <style:style style:name="gr7" style:family="graphic" style:parent-style-name="standard">
      <style:graphic-properties draw:stroke="none" draw:fill-color="#3465a4" draw:textarea-horizontal-align="justify" draw:textarea-vertical-align="middle" draw:auto-grow-height="false" fo:min-height="1.19cm" fo:min-width="6.2cm"/>
    </style:style>
    <style:style style:name="gr8" style:family="graphic" style:parent-style-name="standard">
      <style:graphic-properties draw:stroke="none" draw:fill-color="#55308d" draw:textarea-horizontal-align="justify" draw:textarea-vertical-align="middle" draw:auto-grow-height="false" fo:min-height="2.67cm" fo:min-width="2.6cm"/>
    </style:style>
    <style:style style:name="gr9" style:family="graphic" style:parent-style-name="standard">
      <style:graphic-properties draw:stroke="none" draw:fill-color="#3465a4" draw:textarea-horizontal-align="justify" draw:textarea-vertical-align="middle" draw:auto-grow-height="false" fo:min-height="0.65cm" fo:min-width="2.362cm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false" draw:auto-grow-width="false" draw:fit-to-size="false" style:shrink-to-fit="true" fo:min-height="1.376cm" fo:min-width="4cm" fo:padding-top="0cm" fo:padding-bottom="0cm" fo:padding-left="0cm" fo:padding-right="0cm">
        <style:columns fo:column-count="6" fo:column-gap="0cm"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5*" fo:start-indent="0cm" fo:end-indent="0cm"/>
        </style:columns>
      </style:graphic-properties>
      <style:paragraph-properties style:writing-mode="lr-tb"/>
    </style:style>
    <style:style style:name="gr11" style:family="graphic" style:parent-style-name="standard">
      <style:graphic-properties draw:stroke="none" svg:stroke-color="#ff8000" draw:fill-color="#666666" draw:textarea-horizontal-align="justify" draw:textarea-vertical-align="middle" draw:auto-grow-height="false" fo:min-height="0.17cm" fo:min-width="1.6cm"/>
    </style:style>
    <style:style style:name="gr12" style:family="graphic" style:parent-style-name="standard" style:list-style-name="L1">
      <style:graphic-properties draw:stroke="none" svg:stroke-color="#000000" draw:fill="solid" draw:fill-color="#666666" draw:textarea-vertical-align="middle" fo:min-height="0.42cm" fo:padding-top="0cm" fo:padding-bottom="0cm" fo:padding-left="0cm" fo:padding-right="0cm"/>
      <style:paragraph-properties style:writing-mode="lr-tb"/>
    </style:style>
    <style:style style:name="gr13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4" style:family="graphic" style:parent-style-name="standard" style:list-style-name="L1">
      <style:graphic-properties draw:stroke="none" svg:stroke-color="#000000" draw:fill="solid" draw:fill-color="#000000" draw:textarea-vertical-align="middle" fo:min-height="0.4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false" draw:auto-grow-width="false" draw:fit-to-size="false" style:shrink-to-fit="true" fo:min-height="0.551cm" fo:min-width="4cm" fo:padding-top="0cm" fo:padding-bottom="0cm" fo:padding-left="0cm" fo:padding-r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solid" draw:fill-color="#666666" draw:textarea-vertical-align="middle" fo:min-height="0.42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false" draw:auto-grow-width="false" draw:fit-to-size="false" style:shrink-to-fit="true" fo:min-height="1.376cm" fo:min-width="4cm" fo:padding-top="0cm" fo:padding-bottom="0cm" fo:padding-left="0cm" fo:padding-r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graphic-properties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666666" draw:textarea-vertical-align="middle" draw:auto-grow-height="false" fo:min-height="0.895cm" fo:padding-top="0cm" fo:padding-bottom="0cm" fo:padding-left="0cm" fo:padding-right="0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666666" draw:textarea-vertical-align="middle" draw:auto-grow-height="false" fo:min-height="0.895cm" fo:padding-top="0cm" fo:padding-bottom="0cm" fo:padding-left="0cm" fo:padding-right="0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solid" draw:fill-color="#666666" draw:textarea-vertical-align="middle" fo:min-height="0.42cm" fo:padding-top="0cm" fo:padding-bottom="0cm" fo:padding-left="0cm" fo:padding-right="0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solid" draw:fill-color="#ff4000" draw:textarea-vertical-align="middle" draw:auto-grow-height="false" fo:min-height="0.89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vertical-align="middle" draw:auto-grow-height="false" draw:auto-grow-width="false" draw:fit-to-size="false" style:shrink-to-fit="true" fo:min-height="1.376cm" fo:min-width="4cm" fo:padding-top="0cm" fo:padding-bottom="0cm" fo:padding-left="0cm" fo:padding-right="0cm">
        <style:columns fo:column-count="7" fo:column-gap="0cm">
          <style:column style:rel-width="9362*" fo:start-indent="0cm" fo:end-indent="0cm"/>
          <style:column style:rel-width="9362*" fo:start-indent="0cm" fo:end-indent="0cm"/>
          <style:column style:rel-width="9362*" fo:start-indent="0cm" fo:end-indent="0cm"/>
          <style:column style:rel-width="9362*" fo:start-indent="0cm" fo:end-indent="0cm"/>
          <style:column style:rel-width="9362*" fo:start-indent="0cm" fo:end-indent="0cm"/>
          <style:column style:rel-width="9362*" fo:start-indent="0cm" fo:end-indent="0cm"/>
          <style:column style:rel-width="9363*" fo:start-indent="0cm" fo:end-indent="0cm"/>
        </style:columns>
      </style:graphic-properties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solid" draw:fill-color="#000000" draw:textarea-vertical-align="middle" draw:auto-grow-height="false" fo:min-height="0.895cm" fo:padding-top="0cm" fo:padding-bottom="0cm" fo:padding-left="0cm" fo:padding-right="0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solid" draw:fill-color="#ff8000" draw:textarea-vertical-align="middle" fo:min-height="0.42cm" fo:padding-top="0cm" fo:padding-bottom="0cm" fo:padding-left="0cm" fo:padding-right="0cm"/>
      <style:paragraph-properties style:writing-mode="lr-tb"/>
    </style:style>
    <style:style style:name="gr25" style:family="graphic" style:parent-style-name="objectwithoutfill">
      <style:graphic-properties svg:stroke-width="0.05cm" svg:stroke-color="#ff8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6" style:family="graphic" style:parent-style-name="standard" style:list-style-name="L1">
      <style:graphic-properties draw:stroke="none" svg:stroke-color="#000000" draw:fill="solid" draw:fill-color="#000000" draw:textarea-vertical-align="middle" fo:min-height="0.42cm" fo:padding-top="0cm" fo:padding-bottom="0cm" fo:padding-left="0cm" fo:padding-right="0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solid" draw:fill-color="#ff8000" draw:textarea-vertical-align="middle" fo:min-height="0.42cm" fo:padding-top="0cm" fo:padding-bottom="0cm" fo:padding-left="0cm" fo:padding-right="0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solid" draw:fill-color="#ff4000" draw:textarea-vertical-align="middle" fo:min-height="0.42cm" fo:padding-top="0cm" fo:padding-bottom="0cm" fo:padding-left="0cm" fo:padding-right="0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solid" draw:fill-color="#3465a4" draw:textarea-vertical-align="middle" fo:min-height="0.4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vertical-align="middle" draw:auto-grow-height="false" draw:auto-grow-width="false" draw:fit-to-size="false" style:shrink-to-fit="true" fo:min-height="0.551cm" fo:min-width="4cm" fo:padding-top="0cm" fo:padding-bottom="0cm" fo:padding-left="0cm" fo:padding-r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graphic-properties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ctwithoutfill">
      <style:graphic-properties svg:stroke-width="0.035cm" svg:stroke-color="#158466" draw:marker-start-width="0.252cm" draw:marker-end-width="0.252cm" draw:fill="none" draw:textarea-vertical-align="middle" fo:padding-top="0.077cm" fo:padding-bottom="0.077cm" fo:padding-left="0.202cm" fo:padding-right="0.202cm"/>
    </style:style>
    <style:style style:name="gr33" style:family="graphic" style:parent-style-name="standard" style:list-style-name="L1">
      <style:graphic-properties draw:stroke="none" svg:stroke-color="#000000" draw:fill="solid" draw:fill-color="#acb20c" draw:textarea-vertical-align="middle" fo:min-height="0.42cm" fo:padding-top="0cm" fo:padding-bottom="0cm" fo:padding-left="0cm" fo:padding-right="0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solid" draw:fill-color="#acb20c" draw:textarea-vertical-align="middle" fo:min-height="0.5cm" fo:padding-top="0cm" fo:padding-bottom="0cm" fo:padding-left="0cm" fo:padding-right="0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solid" draw:fill-color="#ff4000" draw:textarea-vertical-align="middle" fo:min-height="0.5cm" fo:padding-top="0cm" fo:padding-bottom="0cm" fo:padding-left="0cm" fo:padding-right="0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solid" draw:fill-color="#3465a4" draw:textarea-vertical-align="middle" fo:min-height="0.42cm" fo:padding-top="0cm" fo:padding-bottom="0cm" fo:padding-left="0cm" fo:padding-right="0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solid" draw:fill-color="#3465a4" draw:textarea-vertical-align="middle" fo:min-height="0.475cm" fo:padding-top="0cm" fo:padding-bottom="0cm" fo:padding-left="0cm" fo:padding-right="0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solid" draw:fill-color="#158466" draw:textarea-vertical-align="middle" fo:min-height="0.42cm" fo:padding-top="0cm" fo:padding-bottom="0cm" fo:padding-left="0cm" fo:padding-right="0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solid" draw:fill-color="#158466" draw:textarea-vertical-align="middle" fo:min-height="0.42cm" fo:padding-top="0cm" fo:padding-bottom="0cm" fo:padding-left="0cm" fo:padding-right="0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solid" draw:fill-color="#55308d" draw:textarea-vertical-align="middle" fo:min-height="0.42cm" fo:padding-top="0cm" fo:padding-bottom="0cm" fo:padding-left="0cm" fo:padding-right="0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solid" draw:fill-color="#55308d" draw:textarea-vertical-align="middle" fo:min-height="0.42cm" fo:padding-top="0cm" fo:padding-bottom="0cm" fo:padding-left="0cm" fo:padding-right="0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solid" draw:fill-color="#55308d" draw:textarea-vertical-align="middle" fo:min-height="0.42cm" fo:padding-top="0cm" fo:padding-bottom="0cm" fo:padding-left="0cm" fo:padding-right="0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solid" draw:fill-color="#55308d" draw:textarea-vertical-align="middle" fo:min-height="0.42cm" fo:padding-top="0cm" fo:padding-bottom="0cm" fo:padding-left="0cm" fo:padding-right="0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solid" draw:fill-color="#55308d" draw:textarea-vertical-align="middle" fo:min-height="0.42cm" fo:padding-top="0cm" fo:padding-bottom="0cm" fo:padding-left="0cm" fo:padding-right="0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solid" draw:fill-color="#55308d" draw:textarea-vertical-align="middle" fo:min-height="0.4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.782cm"/>
    </style:style>
    <style:style style:name="gr47" style:family="graphic" style:parent-style-name="standard" style:list-style-name="L1">
      <style:graphic-properties draw:stroke="none" svg:stroke-color="#000000" draw:fill="solid" draw:fill-color="#ff4000" draw:textarea-vertical-align="middle" fo:min-height="0.42cm" fo:padding-top="0cm" fo:padding-bottom="0cm" fo:padding-left="0cm" fo:padding-right="0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solid" draw:fill-color="#3465a4" draw:textarea-vertical-align="middle" fo:min-height="0.42cm" fo:padding-top="0cm" fo:padding-bottom="0cm" fo:padding-left="0cm" fo:padding-right="0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solid" draw:fill-color="#3465a4" draw:textarea-vertical-align="middle" fo:min-height="0.42cm" fo:padding-top="0cm" fo:padding-bottom="0cm" fo:padding-left="0cm" fo:padding-right="0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solid" draw:fill-color="#3465a4" draw:textarea-vertical-align="middle" fo:min-height="0.42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-color="#55308d" draw:textarea-horizontal-align="justify" draw:textarea-vertical-align="middle" draw:auto-grow-height="false" fo:min-height="0.55cm" fo:min-width="1.766cm"/>
    </style:style>
    <style:style style:name="gr52" style:family="graphic" style:parent-style-name="standard">
      <style:graphic-properties draw:stroke="solid" draw:fill-color="#3465a4" draw:textarea-horizontal-align="justify" draw:textarea-vertical-align="middle" draw:auto-grow-height="false" fo:min-height="1.25cm" fo:min-width="0.262cm"/>
    </style:style>
    <style:style style:name="gr53" style:family="graphic" style:parent-style-name="standard">
      <style:graphic-properties draw:stroke="solid" svg:stroke-color="#7341bf" draw:fill-color="#55308d" draw:textarea-horizontal-align="justify" draw:textarea-vertical-align="middle" draw:auto-grow-height="false" fo:min-height="0.1cm" fo:min-width="0.9cm"/>
    </style:style>
    <style:style style:name="gr54" style:family="graphic" style:parent-style-name="standard" style:list-style-name="L1">
      <style:graphic-properties draw:stroke="none" svg:stroke-color="#000000" draw:fill="solid" draw:fill-color="#acb20c" draw:textarea-vertical-align="middle" fo:min-height="0.42cm" fo:padding-top="0cm" fo:padding-bottom="0cm" fo:padding-left="0cm" fo:padding-right="0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solid" draw:fill-color="#158466" draw:textarea-vertical-align="middle" fo:min-height="0.42cm" fo:padding-top="0cm" fo:padding-bottom="0cm" fo:padding-left="0cm" fo:padding-right="0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solid" draw:fill-color="#3465a4" draw:textarea-vertical-align="middle" fo:min-height="0.475cm" fo:padding-top="0cm" fo:padding-bottom="0cm" fo:padding-left="0cm" fo:padding-right="0cm"/>
      <style:paragraph-properties style:writing-mode="lr-tb"/>
    </style:style>
    <style:style style:name="gr5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0.938cm" fo:min-width="0.188cm" fo:padding-top="0.142cm" fo:padding-bottom="0.142cm" fo:padding-left="0.267cm" fo:padding-right="0.267cm"/>
    </style:style>
    <style:style style:name="gr59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0.578cm" fo:min-width="0cm" fo:padding-top="0.142cm" fo:padding-bottom="0.142cm" fo:padding-left="0.267cm" fo:padding-right="0.267cm"/>
    </style:style>
    <style:style style:name="gr60" style:family="graphic" style:parent-style-name="Object_20_with_20_no_20_fill_20_and_20_no_20_line">
      <style:graphic-properties draw:fill="solid" draw:fill-color="#ffff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standard" style:list-style-name="L1">
      <style:graphic-properties draw:stroke="none" svg:stroke-color="#000000" draw:fill="solid" draw:fill-color="#55308d" draw:textarea-vertical-align="middle" fo:min-height="0.42cm" fo:padding-top="0cm" fo:padding-bottom="0cm" fo:padding-left="0cm" fo:padding-right="0cm"/>
      <style:paragraph-properties style:writing-mode="lr-tb"/>
    </style:style>
    <style:style style:name="P1" style:family="paragraph">
      <loext:graphic-properties draw:fill-color="#d0d0d0"/>
      <style:paragraph-properties fo:text-align="center"/>
    </style:style>
    <style:style style:name="P2" style:family="paragraph">
      <style:paragraph-properties fo:margin-left="0cm" fo:margin-right="0.402cm" fo:margin-top="0cm" fo:margin-bottom="0cm" fo:line-height="100%" fo:text-align="end" fo:text-indent="0cm"/>
      <style:text-properties fo:background-color="#81d41a"/>
    </style:style>
    <style:style style:name="P3" style:family="paragraph">
      <loext:graphic-properties draw:fill="solid" draw:fill-color="#81d41a"/>
      <style:paragraph-properties fo:margin-left="0cm" fo:margin-right="0.151cm" fo:margin-top="0cm" fo:margin-bottom="0cm" fo:line-height="100%" fo:text-align="end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Ubuntu Light" fo:font-size="6pt" fo:letter-spacing="-0.035cm" fo:font-style="normal" fo:text-shadow="none" style:text-underline-style="none" fo:font-weight="bold" style:letter-kerning="true" fo:background-color="#81d41a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-color="#158466"/>
      <style:paragraph-properties fo:text-align="center"/>
    </style:style>
    <style:style style:name="P5" style:family="paragraph">
      <loext:graphic-properties draw:fill-color="#acb20c"/>
      <style:paragraph-properties fo:text-align="center"/>
    </style:style>
    <style:style style:name="P6" style:family="paragraph">
      <loext:graphic-properties draw:fill-color="#3465a4"/>
      <style:paragraph-properties fo:text-align="center"/>
    </style:style>
    <style:style style:name="P7" style:family="paragraph">
      <loext:graphic-properties draw:fill-color="#55308d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7pt" fo:background-color="transparent"/>
    </style:style>
    <style:style style:name="P10" style:family="paragraph">
      <loext:graphic-properties draw:fill-color="#666666"/>
      <style:paragraph-properties fo:text-align="center"/>
    </style:style>
    <style:style style:name="P11" style:family="paragraph">
      <style:paragraph-properties fo:margin-left="0cm" fo:margin-right="0.1cm" fo:margin-top="0cm" fo:margin-bottom="0cm" fo:line-height="100%" fo:text-align="end" fo:text-indent="0cm"/>
    </style:style>
    <style:style style:name="P12" style:family="paragraph">
      <loext:graphic-properties draw:fill="solid" draw:fill-color="#666666"/>
      <style:paragraph-properties fo:margin-left="0cm" fo:margin-right="0.1cm" fo:margin-top="0cm" fo:margin-bottom="0cm" fo:line-height="100%" fo:text-align="end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Ubuntu Light" fo:font-size="6pt" fo:letter-spacing="-0.035cm" fo:font-style="normal" fo:text-shadow="none" style:text-underline-style="none" fo:font-weight="bold" style:letter-kerning="true" fo:background-color="#666666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Ubuntu Light" fo:font-size="6pt" fo:letter-spacing="-0.035cm" fo:font-style="normal" fo:text-shadow="none" style:text-underline-style="none" fo:font-weight="bold" style:letter-kerning="true" fo:background-color="#000000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7pt" fo:font-weight="bold" fo:background-color="transparent" style:font-weight-asian="bold" style:font-weight-complex="bold"/>
    </style:style>
    <style:style style:name="P17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Ubuntu Light" fo:font-size="6pt" fo:letter-spacing="-0.035cm" fo:font-style="normal" fo:text-shadow="none" style:text-underline-style="none" fo:font-weight="bold" style:letter-kerning="true" fo:background-color="#666666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18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Ubuntu Light" fo:font-size="6.19999980926514pt" fo:letter-spacing="-0.035cm" fo:font-style="normal" fo:text-shadow="none" style:text-underline-style="none" fo:font-weight="bold" style:letter-kerning="true" fo:background-color="#666666" style:font-name-asian="DejaVu Sans" style:font-size-asian="6.19999980926514pt" style:font-style-asian="normal" style:font-weight-asian="bold" style:font-name-complex="Noto Sans Devanagari" style:font-size-complex="6.19999980926514pt" style:font-style-complex="normal" style:font-weight-complex="bold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.05cm" fo:margin-top="0cm" fo:margin-bottom="0cm" fo:line-height="100%" fo:text-align="end" fo:text-indent="0cm"/>
    </style:style>
    <style:style style:name="P20" style:family="paragraph">
      <loext:graphic-properties draw:fill="solid" draw:fill-color="#666666"/>
      <style:paragraph-properties fo:margin-left="0cm" fo:margin-right="0.05cm" fo:margin-top="0cm" fo:margin-bottom="0cm" fo:line-height="100%" fo:text-align="end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Ubuntu Light" fo:font-size="6pt" fo:letter-spacing="-0.035cm" fo:font-style="normal" fo:text-shadow="none" style:text-underline-style="none" fo:font-weight="bold" style:letter-kerning="true" fo:background-color="#666666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21" style:family="paragraph">
      <loext:graphic-properties draw:fill="solid" draw:fill-color="#ff4000"/>
      <style:paragraph-properties fo:margin-left="0cm" fo:margin-right="0.05cm" fo:margin-top="0cm" fo:margin-bottom="0cm" fo:line-height="100%" fo:text-align="end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Ubuntu Light" fo:font-size="6.19999980926514pt" fo:letter-spacing="-0.035cm" fo:font-style="normal" fo:text-shadow="none" style:text-underline-style="none" fo:font-weight="bold" style:letter-kerning="true" fo:background-color="#ff4000" style:font-name-asian="DejaVu Sans" style:font-size-asian="6.19999980926514pt" style:font-style-asian="normal" style:font-weight-asian="bold" style:font-name-complex="Noto Sans Devanagari" style:font-size-complex="6.19999980926514pt" style:font-style-complex="normal" style:font-weight-complex="bold" style:text-emphasize="none" style:font-relief="none" style:text-overline-style="none" style:text-overline-color="font-color"/>
    </style:style>
    <style:style style:name="P2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Ubuntu Light" fo:font-size="6.19999980926514pt" fo:letter-spacing="-0.035cm" fo:font-style="normal" fo:text-shadow="none" style:text-underline-style="none" fo:font-weight="bold" style:letter-kerning="true" fo:background-color="#000000" style:font-name-asian="DejaVu Sans" style:font-size-asian="6.19999980926514pt" style:font-style-asian="normal" style:font-weight-asian="bold" style:font-name-complex="Noto Sans Devanagari" style:font-size-complex="6.19999980926514pt" style:font-style-complex="normal" style:font-weight-complex="bold" style:text-emphasize="none" style:font-relief="none" style:text-overline-style="none" style:text-overline-color="font-color"/>
    </style:style>
    <style:style style:name="P23" style:family="paragraph">
      <loext:graphic-properties draw:fill="solid" draw:fill-color="#ff8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Ubuntu Light" fo:font-size="6pt" fo:letter-spacing="-0.035cm" fo:font-style="normal" fo:text-shadow="none" style:text-underline-style="none" fo:font-weight="bold" style:letter-kerning="true" fo:background-color="#ff8000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24" style:family="paragraph">
      <loext:graphic-properties draw:fill="solid" draw:fill-color="#ff4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Ubuntu Light" fo:font-size="6pt" fo:letter-spacing="-0.035cm" fo:font-style="normal" fo:text-shadow="none" style:text-underline-style="none" fo:font-weight="bold" style:letter-kerning="true" fo:background-color="#ff4000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25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Ubuntu Light" fo:font-size="6pt" fo:letter-spacing="-0.035cm" fo:font-style="normal" fo:text-shadow="none" style:text-underline-style="none" fo:font-weight="bold" style:letter-kerning="true" fo:background-color="#3465a4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26" style:family="paragraph">
      <style:paragraph-properties fo:margin-left="0.149cm" fo:margin-right="0cm" fo:margin-top="0cm" fo:margin-bottom="0cm" fo:line-height="100%" fo:text-align="start" fo:text-indent="0cm"/>
    </style:style>
    <style:style style:name="P27" style:family="paragraph">
      <loext:graphic-properties draw:fill="solid" draw:fill-color="#acb20c"/>
      <style:paragraph-properties fo:margin-left="0.149cm" fo:margin-right="0cm" fo:margin-top="0cm" fo:margin-bottom="0cm" fo:line-height="100%" fo:text-align="start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Ubuntu Light" fo:font-size="6pt" fo:letter-spacing="-0.035cm" fo:font-style="normal" fo:text-shadow="none" style:text-underline-style="none" fo:font-weight="bold" style:letter-kerning="true" fo:background-color="#acb20c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28" style:family="paragraph">
      <style:paragraph-properties fo:margin-left="0.149cm" fo:margin-right="0.099cm" fo:margin-top="0cm" fo:margin-bottom="0cm" fo:line-height="100%" fo:text-align="start" fo:text-indent="0cm"/>
    </style:style>
    <style:style style:name="P29" style:family="paragraph">
      <loext:graphic-properties draw:fill="solid" draw:fill-color="#acb20c"/>
      <style:paragraph-properties fo:margin-left="0.149cm" fo:margin-right="0.099cm" fo:margin-top="0cm" fo:margin-bottom="0cm" fo:line-height="100%" fo:text-align="start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Ubuntu Light" fo:font-size="6pt" fo:letter-spacing="-0.035cm" fo:font-style="normal" fo:text-shadow="none" style:text-underline-style="none" fo:font-weight="bold" style:letter-kerning="true" fo:background-color="#acb20c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30" style:family="paragraph">
      <loext:graphic-properties draw:fill="solid" draw:fill-color="#ff4000"/>
      <style:paragraph-properties fo:margin-left="0.149cm" fo:margin-right="0cm" fo:margin-top="0cm" fo:margin-bottom="0cm" fo:line-height="100%" fo:text-align="start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Ubuntu Light" fo:font-size="6pt" fo:letter-spacing="-0.035cm" fo:font-style="normal" fo:text-shadow="none" style:text-underline-style="none" fo:font-weight="bold" style:letter-kerning="true" fo:background-color="#ff4000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31" style:family="paragraph">
      <style:paragraph-properties fo:margin-left="0cm" fo:margin-right="0.15cm" fo:margin-top="0cm" fo:margin-bottom="0cm" fo:line-height="100%" fo:text-align="end" fo:text-indent="0cm"/>
    </style:style>
    <style:style style:name="P32" style:family="paragraph">
      <loext:graphic-properties draw:fill="solid" draw:fill-color="#3465a4"/>
      <style:paragraph-properties fo:margin-left="0cm" fo:margin-right="0.15cm" fo:margin-top="0cm" fo:margin-bottom="0cm" fo:line-height="100%" fo:text-align="end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Ubuntu Light" fo:font-size="6pt" fo:letter-spacing="-0.035cm" fo:font-style="normal" fo:text-shadow="none" style:text-underline-style="none" fo:font-weight="bold" style:letter-kerning="true" fo:background-color="#3465a4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33" style:family="paragraph">
      <style:paragraph-properties fo:margin-left="0cm" fo:margin-right="0.149cm" fo:margin-top="0cm" fo:margin-bottom="0cm" fo:line-height="100%" fo:text-align="end" fo:text-indent="0cm"/>
    </style:style>
    <style:style style:name="P34" style:family="paragraph">
      <loext:graphic-properties draw:fill="solid" draw:fill-color="#3465a4"/>
      <style:paragraph-properties fo:margin-left="0cm" fo:margin-right="0.149cm" fo:margin-top="0cm" fo:margin-bottom="0cm" fo:line-height="100%" fo:text-align="end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Ubuntu Light" fo:font-size="6pt" fo:letter-spacing="-0.035cm" fo:font-style="normal" fo:text-shadow="none" style:text-underline-style="none" fo:font-weight="bold" style:letter-kerning="true" fo:background-color="#3465a4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35" style:family="paragraph">
      <loext:graphic-properties draw:fill="solid" draw:fill-color="#158466"/>
      <style:paragraph-properties fo:margin-left="0.149cm" fo:margin-right="0cm" fo:margin-top="0cm" fo:margin-bottom="0cm" fo:line-height="100%" fo:text-align="start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Ubuntu Light" fo:font-size="6pt" fo:letter-spacing="-0.035cm" fo:font-style="normal" fo:text-shadow="none" style:text-underline-style="none" fo:font-weight="bold" style:letter-kerning="true" fo:background-color="#158466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36" style:family="paragraph">
      <loext:graphic-properties draw:fill="solid" draw:fill-color="#55308d"/>
      <style:paragraph-properties fo:margin-left="0.149cm" fo:margin-right="0cm" fo:margin-top="0cm" fo:margin-bottom="0cm" fo:line-height="100%" fo:text-align="start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Ubuntu Light" fo:font-size="6pt" fo:letter-spacing="-0.035cm" fo:font-style="normal" fo:text-shadow="none" style:text-underline-style="none" fo:font-weight="bold" style:letter-kerning="true" fo:background-color="#55308d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37" style:family="paragraph">
      <style:paragraph-properties fo:margin-left="0cm" fo:margin-right="0.452cm" fo:margin-top="0cm" fo:margin-bottom="0cm" fo:line-height="100%" fo:text-align="end" fo:text-indent="0cm"/>
    </style:style>
    <style:style style:name="P38" style:family="paragraph">
      <loext:graphic-properties draw:fill="solid" draw:fill-color="#ff4000"/>
      <style:paragraph-properties fo:margin-left="0cm" fo:margin-right="0.452cm" fo:margin-top="0cm" fo:margin-bottom="0cm" fo:line-height="100%" fo:text-align="end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Ubuntu Light" fo:font-size="6pt" fo:letter-spacing="-0.035cm" fo:font-style="normal" fo:text-shadow="none" style:text-underline-style="none" fo:font-weight="bold" style:letter-kerning="true" fo:background-color="#ff4000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39" style:family="paragraph">
      <style:paragraph-properties fo:margin-left="0.153cm" fo:margin-right="0.15cm" fo:margin-top="0cm" fo:margin-bottom="0cm" fo:line-height="100%" fo:text-align="start" fo:text-indent="0cm"/>
    </style:style>
    <style:style style:name="P40" style:family="paragraph">
      <style:paragraph-properties fo:margin-left="0.149cm" fo:margin-right="0.15cm" fo:margin-top="0cm" fo:margin-bottom="0cm" fo:line-height="100%" fo:text-align="start" fo:text-indent="0cm"/>
    </style:style>
    <style:style style:name="P41" style:family="paragraph">
      <style:paragraph-properties fo:margin-left="0.151cm" fo:margin-right="0.15cm" fo:margin-top="0cm" fo:margin-bottom="0cm" fo:line-height="100%" fo:text-align="start" fo:text-indent="0cm"/>
    </style:style>
    <style:style style:name="P42" style:family="paragraph">
      <loext:graphic-properties draw:fill="solid" draw:fill-color="#acb20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Ubuntu Light" fo:font-size="6pt" fo:letter-spacing="-0.035cm" fo:font-style="normal" fo:text-shadow="none" style:text-underline-style="none" fo:font-weight="bold" style:letter-kerning="true" fo:background-color="#acb20c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43" style:family="paragraph">
      <style:paragraph-properties fo:margin-left="0cm" fo:margin-right="0cm" fo:margin-top="0cm" fo:margin-bottom="0cm" fo:line-height="100%" fo:text-align="center" fo:text-indent="0cm"/>
      <style:text-properties fo:background-color="#158466"/>
    </style:style>
    <style:style style:name="P44" style:family="paragraph">
      <loext:graphic-properties draw:fill="solid" draw:fill-color="#15846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Ubuntu Light" fo:font-size="6pt" fo:letter-spacing="-0.035cm" fo:font-style="normal" fo:text-shadow="none" style:text-underline-style="none" fo:font-weight="bold" style:letter-kerning="true" fo:background-color="#158466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45" style:family="paragraph">
      <style:paragraph-properties fo:margin-left="0cm" fo:margin-right="0cm" fo:margin-top="0cm" fo:margin-bottom="0cm" fo:line-height="100%" fo:text-align="center" fo:text-indent="0cm"/>
      <style:text-properties fo:background-color="#3465a4"/>
    </style:style>
    <style:style style:name="P46" style:family="paragraph">
      <loext:graphic-properties draw:fill-color="#ffffff"/>
      <style:paragraph-properties fo:text-align="center"/>
    </style:style>
    <style:style style:name="P47" style:family="paragraph">
      <loext:graphic-properties draw:fill="solid" draw:fill-color="#ffff00"/>
      <style:paragraph-properties fo:text-align="center"/>
    </style:style>
    <style:style style:name="P48" style:family="paragraph">
      <loext:graphic-properties draw:fill="solid" draw:fill-color="#55308d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Ubuntu Light" fo:font-size="6pt" fo:letter-spacing="-0.035cm" fo:font-style="normal" fo:text-shadow="none" style:text-underline-style="none" fo:font-weight="bold" style:letter-kerning="true" fo:background-color="#55308d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Ubuntu Light" fo:font-size="6pt" fo:font-style="normal" fo:text-shadow="none" style:text-underline-style="none" fo:font-weight="bold" style:letter-kerning="true" fo:background-color="#81d41a" style:font-name-asian="DejaVu Sans" style:font-size-asian="6pt" style:font-style-asian="normal" style:font-weight-asian="bold" style:font-name-complex="Noto Sans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7pt" fo:font-weight="bold" fo:background-color="transparent" style:font-weight-asian="bold" style:font-weight-complex="bold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Ubuntu Light" fo:font-size="6pt" fo:font-style="normal" fo:text-shadow="none" style:text-underline-style="none" fo:font-weight="bold" style:letter-kerning="true" fo:background-color="#666666" style:font-name-asian="DejaVu Sans" style:font-size-asian="6pt" style:font-style-asian="normal" style:font-weight-asian="bold" style:font-name-complex="Noto Sans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Ubuntu Light" fo:font-size="6pt" fo:font-style="normal" fo:text-shadow="none" style:text-underline-style="none" fo:font-weight="bold" style:letter-kerning="true" fo:background-color="#000000" style:font-name-asian="DejaVu Sans" style:font-size-asian="6pt" style:font-style-asian="normal" style:font-weight-asian="bold" style:font-name-complex="Noto Sans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Ubuntu Light" fo:font-size="6.19999980926514pt" fo:font-style="normal" fo:text-shadow="none" style:text-underline-style="none" fo:font-weight="bold" style:letter-kerning="true" fo:background-color="#666666" style:font-name-asian="DejaVu Sans" style:font-size-asian="6.19999980926514pt" style:font-style-asian="normal" style:font-weight-asian="bold" style:font-name-complex="Noto Sans Devanagari" style:font-size-complex="6.1999998092651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Ubuntu Light" fo:font-size="6.19999980926514pt" fo:font-style="normal" fo:text-shadow="none" style:text-underline-style="none" fo:font-weight="bold" style:letter-kerning="true" fo:background-color="#ff4000" style:font-name-asian="DejaVu Sans" style:font-size-asian="6.19999980926514pt" style:font-style-asian="normal" style:font-weight-asian="bold" style:font-name-complex="Noto Sans Devanagari" style:font-size-complex="6.1999998092651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Ubuntu Light" fo:font-size="6.19999980926514pt" fo:font-style="normal" fo:text-shadow="none" style:text-underline-style="none" fo:font-weight="bold" style:letter-kerning="true" fo:background-color="#000000" style:font-name-asian="DejaVu Sans" style:font-size-asian="6.19999980926514pt" style:font-style-asian="normal" style:font-weight-asian="bold" style:font-name-complex="Noto Sans Devanagari" style:font-size-complex="6.1999998092651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Ubuntu Light" fo:font-size="6pt" fo:font-style="normal" fo:text-shadow="none" style:text-underline-style="none" fo:font-weight="bold" style:letter-kerning="true" fo:background-color="#ff8000" style:font-name-asian="DejaVu Sans" style:font-size-asian="6pt" style:font-style-asian="normal" style:font-weight-asian="bold" style:font-name-complex="Noto Sans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Ubuntu Light" fo:font-size="6pt" fo:font-style="normal" fo:text-shadow="none" style:text-underline-style="none" fo:font-weight="bold" style:letter-kerning="true" fo:background-color="#ff4000" style:font-name-asian="DejaVu Sans" style:font-size-asian="6pt" style:font-style-asian="normal" style:font-weight-asian="bold" style:font-name-complex="Noto Sans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font-name="Ubuntu Light" fo:font-size="6pt" fo:font-style="normal" fo:text-shadow="none" style:text-underline-style="none" fo:font-weight="bold" style:letter-kerning="true" fo:background-color="#3465a4" style:font-name-asian="DejaVu Sans" style:font-size-asian="6pt" style:font-style-asian="normal" style:font-weight-asian="bold" style:font-name-complex="Noto Sans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font-name="Ubuntu Light" fo:font-size="6pt" fo:font-style="normal" fo:text-shadow="none" style:text-underline-style="none" fo:font-weight="bold" style:letter-kerning="true" fo:background-color="#acb20c" style:font-name-asian="DejaVu Sans" style:font-size-asian="6pt" style:font-style-asian="normal" style:font-weight-asian="bold" style:font-name-complex="Noto Sans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Ubuntu Light" fo:font-size="6pt" fo:font-style="normal" fo:text-shadow="none" style:text-underline-style="none" fo:font-weight="bold" style:letter-kerning="true" fo:background-color="#158466" style:font-name-asian="DejaVu Sans" style:font-size-asian="6pt" style:font-style-asian="normal" style:font-weight-asian="bold" style:font-name-complex="Noto Sans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Ubuntu Light" fo:font-size="6pt" fo:font-style="normal" fo:text-shadow="none" style:text-underline-style="none" fo:font-weight="bold" style:letter-kerning="true" fo:background-color="#55308d" style:font-name-asian="DejaVu Sans" style:font-size-asian="6pt" style:font-style-asian="normal" style:font-weight-asian="bold" style:font-name-complex="Noto Sans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Ubuntu Light" fo:font-size="6.19999980926514pt" fo:letter-spacing="-0.007cm" fo:font-style="normal" fo:text-shadow="none" style:text-underline-style="none" fo:font-weight="bold" style:letter-kerning="true" fo:background-color="#55308d" style:font-name-asian="DejaVu Sans" style:font-size-asian="6.19999980926514pt" style:font-style-asian="normal" style:font-weight-asian="bold" style:font-name-complex="Noto Sans Devanagari" style:font-size-complex="6.1999998092651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Ubuntu Light" fo:font-size="6pt" fo:font-style="normal" fo:text-shadow="none" style:text-underline-style="none" fo:font-weight="bold" style:letter-kerning="true" style:font-name-asian="DejaVu Sans" style:font-size-asian="6pt" style:font-style-asian="normal" style:font-weight-asian="bold" style:font-name-complex="Noto Sans Devanagari" style:font-size-complex="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3cm" svg:height="2.859cm" svg:x="8.5cm" svg:y="6.0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38cm" svg:height="1.3cm" svg:x="8.762cm" svg:y="9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cm" svg:height="0.42cm" svg:x="5.9cm" svg:y="9.28cm">
          <draw:text-box>
            <text:p text:style-name="P2"><text:span text:style-name="T1">POWER ON</text:span></text:p>
          </draw:text-box>
        </draw:frame>
        <draw:custom-shape draw:style-name="gr4" draw:text-style-name="P4" draw:layer="layout" svg:width="3.5cm" svg:height="0.96cm" svg:x="1.3cm" svg:y="10.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52cm" svg:height="1.466cm" svg:x="1.3cm" svg:y="8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762cm" svg:height="1.6cm" svg:x="8cm" svg:y="7.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6" draw:layer="layout" svg:width="6.7cm" svg:height="1.44cm" svg:x="1.3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3.1cm" svg:height="2.92cm" svg:x="1.3cm" svg:y="4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2.862cm" svg:height="0.9cm" svg:x="5.9cm" svg:y="10.3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2.283cm" svg:height="0.4cm" svg:x="1.1cm" svg:y="3.3cm">
          <draw:text-box>
            <text:p text:style-name="P8"><text:span text:style-name="T2">1</text:span></text:p>
            <text:p text:style-name="P8"><text:span text:style-name="T2">2</text:span></text:p>
            <text:p text:style-name="P8"><text:span text:style-name="T2">3</text:span></text:p>
            <text:p text:style-name="P8"><text:span text:style-name="T2">4</text:span></text:p>
            <text:p text:style-name="P8"><text:span text:style-name="T2">5</text:span></text:p>
            <text:p text:style-name="P8"><text:span text:style-name="T2">6</text:span></text:p>
          </draw:text-box>
        </draw:frame>
        <draw:custom-shape draw:style-name="gr11" draw:text-style-name="P10" draw:layer="layout" svg:width="2.1cm" svg:height="0.42cm" svg:x="1.1cm" svg:y="3.7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2.425cm" svg:height="0.42cm" svg:x="1cm" svg:y="3.7cm">
          <draw:text-box>
            <text:p text:style-name="P11"><text:span text:style-name="T3">T</text:span><text:span text:style-name="T3">T</text:span><text:span text:style-name="T3">L <text:s/></text:span><text:span text:style-name="T3"><text:s text:c="4"/></text:span><text:span text:style-name="T3"><text:s text:c="4"/></text:span><text:span text:style-name="T3"><text:s text:c="3"/></text:span><text:span text:style-name="T3">O</text:span><text:span text:style-name="T3">U</text:span><text:span text:style-name="T3">T</text:span><text:span text:style-name="T3">S</text:span></text:p>
          </draw:text-box>
        </draw:frame>
        <draw:line draw:style-name="gr13" draw:text-style-name="P13" draw:layer="layout" svg:x1="3.483cm" svg:y1="3.3cm" svg:x2="3.483cm" svg:y2="4.12cm">
          <text:p/>
        </draw:line>
        <draw:line draw:style-name="gr13" draw:text-style-name="P13" draw:layer="layout" svg:x1="4.5cm" svg:y1="3.3cm" svg:x2="4.5cm" svg:y2="5.247cm">
          <text:p/>
        </draw:line>
        <draw:line draw:style-name="gr13" draw:text-style-name="P13" draw:layer="layout" svg:x1="3.483cm" svg:y1="3.3cm" svg:x2="3.483cm" svg:y2="4.12cm">
          <text:p/>
        </draw:line>
        <draw:frame draw:style-name="gr14" draw:text-style-name="P15" draw:layer="layout" svg:width="0.9cm" svg:height="0.42cm" svg:x="3.543cm" svg:y="3.7cm">
          <draw:text-box>
            <text:p text:style-name="P14"><text:span text:style-name="T4">GND</text:span></text:p>
          </draw:text-box>
        </draw:frame>
        <draw:frame draw:style-name="gr15" draw:text-style-name="P16" draw:layer="layout" svg:width="0.781cm" svg:height="0.4cm" svg:x="3.619cm" svg:y="3.3cm">
          <draw:text-box>
            <text:p text:style-name="P8"><text:span text:style-name="T2">G</text:span></text:p>
            <text:p text:style-name="P8"><text:span text:style-name="T2">G</text:span></text:p>
          </draw:text-box>
        </draw:frame>
        <draw:frame draw:style-name="gr10" draw:text-style-name="P9" draw:layer="layout" svg:width="2.283cm" svg:height="0.4cm" svg:x="4.583cm" svg:y="4.427cm">
          <draw:text-box>
            <text:p text:style-name="P8"><text:span text:style-name="T2">7</text:span></text:p>
            <text:p text:style-name="P8"><text:span text:style-name="T2">8</text:span></text:p>
            <text:p text:style-name="P8"><text:span text:style-name="T2">9</text:span></text:p>
            <text:p text:style-name="P8"><text:span text:style-name="T2">10</text:span></text:p>
            <text:p text:style-name="P8"><text:span text:style-name="T2">11</text:span></text:p>
            <text:p text:style-name="P8"><text:span text:style-name="T2">12</text:span></text:p>
          </draw:text-box>
        </draw:frame>
        <draw:frame draw:style-name="gr16" draw:text-style-name="P17" draw:layer="layout" svg:width="2.425cm" svg:height="0.42cm" svg:x="4.552cm" svg:y="4.827cm">
          <draw:text-box>
            <text:p text:style-name="P14"><text:span text:style-name="T3">TTL OUTPUTS</text:span></text:p>
          </draw:text-box>
        </draw:frame>
        <draw:line draw:style-name="gr13" draw:text-style-name="P13" draw:layer="layout" svg:x1="7.032cm" svg:y1="4.427cm" svg:x2="7.032cm" svg:y2="5.247cm">
          <text:p/>
        </draw:line>
        <draw:frame draw:style-name="gr17" draw:text-style-name="P9" draw:layer="layout" svg:width="1.282cm" svg:height="0.4cm" svg:x="7.092cm" svg:y="4.427cm">
          <draw:text-box>
            <text:p text:style-name="P8"><text:span text:style-name="T2">G</text:span></text:p>
            <text:p text:style-name="P8"><text:span text:style-name="T2">S</text:span></text:p>
            <text:p text:style-name="P8"><text:span text:style-name="T2">+</text:span></text:p>
          </draw:text-box>
        </draw:frame>
        <draw:frame draw:style-name="gr18" draw:text-style-name="P18" draw:layer="layout" svg:width="1.282cm" svg:height="0.42cm" svg:x="7.092cm" svg:y="4.827cm">
          <draw:text-box>
            <text:p text:style-name="P14"><text:span text:style-name="T5">CLOSED</text:span></text:p>
          </draw:text-box>
        </draw:frame>
        <draw:line draw:style-name="gr13" draw:text-style-name="P13" draw:layer="layout" svg:x1="8.428cm" svg:y1="4.427cm" svg:x2="8.428cm" svg:y2="5.247cm">
          <text:p/>
        </draw:line>
        <draw:frame draw:style-name="gr17" draw:text-style-name="P9" draw:layer="layout" svg:width="1.282cm" svg:height="0.4cm" svg:x="8.488cm" svg:y="4.427cm">
          <draw:text-box>
            <text:p text:style-name="P8"><text:span text:style-name="T2">G</text:span></text:p>
            <text:p text:style-name="P8"><text:span text:style-name="T2">S</text:span></text:p>
            <text:p text:style-name="P8"><text:span text:style-name="T2">+</text:span></text:p>
          </draw:text-box>
        </draw:frame>
        <draw:frame draw:style-name="gr19" draw:text-style-name="P18" draw:layer="layout" svg:width="1.282cm" svg:height="0.42cm" svg:x="8.488cm" svg:y="4.827cm">
          <draw:text-box>
            <text:p text:style-name="P14"><text:span text:style-name="T5">OPENED</text:span></text:p>
          </draw:text-box>
        </draw:frame>
        <draw:line draw:style-name="gr13" draw:text-style-name="P13" draw:layer="layout" svg:x1="9.825cm" svg:y1="4.427cm" svg:x2="9.825cm" svg:y2="5.247cm">
          <text:p/>
        </draw:line>
        <draw:frame draw:style-name="gr20" draw:text-style-name="P20" draw:layer="layout" svg:width="0.901cm" svg:height="0.42cm" svg:x="9.885cm" svg:y="4.827cm">
          <draw:text-box>
            <text:p text:style-name="P19"><text:span text:style-name="T3">SPIN</text:span></text:p>
          </draw:text-box>
        </draw:frame>
        <draw:frame draw:style-name="gr15" draw:text-style-name="P16" draw:layer="layout" svg:width="0.901cm" svg:height="0.42cm" svg:x="9.885cm" svg:y="4.407cm">
          <draw:text-box>
            <text:p text:style-name="P8"><text:span text:style-name="T2">G</text:span></text:p>
            <text:p text:style-name="P8"><text:span text:style-name="T2">S</text:span></text:p>
          </draw:text-box>
        </draw:frame>
        <draw:line draw:style-name="gr13" draw:text-style-name="P13" draw:layer="layout" svg:x1="9.435cm" svg:y1="5.221cm" svg:x2="9.435cm" svg:y2="6.041cm">
          <text:p/>
        </draw:line>
        <draw:frame draw:style-name="gr17" draw:text-style-name="P9" draw:layer="layout" svg:width="1.282cm" svg:height="0.5cm" svg:x="9.495cm" svg:y="5.226cm">
          <draw:text-box>
            <text:p text:style-name="P8"><text:span text:style-name="T2">+</text:span></text:p>
            <text:p text:style-name="P8"><text:span text:style-name="T2">+</text:span></text:p>
            <text:p text:style-name="P8"><text:span text:style-name="T2">+</text:span></text:p>
          </draw:text-box>
        </draw:frame>
        <draw:frame draw:style-name="gr21" draw:text-style-name="P21" draw:layer="layout" svg:width="1.282cm" svg:height="0.42cm" svg:x="9.495cm" svg:y="5.621cm">
          <draw:text-box>
            <text:p text:style-name="P19"><text:span text:style-name="T6">+24V</text:span></text:p>
          </draw:text-box>
        </draw:frame>
        <draw:frame draw:style-name="gr22" draw:text-style-name="P9" draw:layer="layout" svg:width="2.806cm" svg:height="0.4cm" svg:x="6.583cm" svg:y="5.221cm">
          <draw:text-box>
            <text:p text:style-name="P8"><text:span text:style-name="T2">1</text:span></text:p>
            <text:p text:style-name="P8"><text:span text:style-name="T2">2</text:span></text:p>
            <text:p text:style-name="P8"><text:span text:style-name="T2">3</text:span></text:p>
            <text:p text:style-name="P8"><text:span text:style-name="T2">4</text:span></text:p>
            <text:p text:style-name="P8"><text:span text:style-name="T2">5</text:span></text:p>
            <text:p text:style-name="P8"><text:span text:style-name="T2">6</text:span></text:p>
            <text:p text:style-name="P8"><text:span text:style-name="T2">7</text:span></text:p>
          </draw:text-box>
        </draw:frame>
        <draw:frame draw:style-name="gr17" draw:text-style-name="P9" draw:layer="layout" svg:width="1.282cm" svg:height="0.433cm" svg:x="5.191cm" svg:y="5.233cm">
          <draw:text-box>
            <text:p text:style-name="P8"><text:span text:style-name="T2">G</text:span></text:p>
            <text:p text:style-name="P8"><text:span text:style-name="T2">G</text:span></text:p>
            <text:p text:style-name="P8"><text:span text:style-name="T2">G</text:span></text:p>
          </draw:text-box>
        </draw:frame>
        <draw:frame draw:style-name="gr23" draw:text-style-name="P22" draw:layer="layout" svg:width="1.282cm" svg:height="0.42cm" svg:x="5.17cm" svg:y="5.621cm">
          <draw:text-box>
            <text:p text:style-name="P14"><text:span text:style-name="T7">GND</text:span></text:p>
          </draw:text-box>
        </draw:frame>
        <draw:line draw:style-name="gr13" draw:text-style-name="P13" draw:layer="layout" svg:x1="6.514cm" svg:y1="5.247cm" svg:x2="6.514cm" svg:y2="6.041cm">
          <text:p/>
        </draw:line>
        <draw:frame draw:style-name="gr10" draw:text-style-name="P9" draw:layer="layout" svg:width="2.283cm" svg:height="0.4cm" svg:x="1.059cm" svg:y="11.67cm">
          <draw:text-box>
            <text:p text:style-name="P8"><text:span text:style-name="T2">1</text:span></text:p>
            <text:p text:style-name="P8"><text:span text:style-name="T2">2</text:span></text:p>
            <text:p text:style-name="P8"><text:span text:style-name="T2">3</text:span></text:p>
            <text:p text:style-name="P8"><text:span text:style-name="T2">4</text:span></text:p>
            <text:p text:style-name="P8"><text:span text:style-name="T2">5</text:span></text:p>
            <text:p text:style-name="P8"><text:span text:style-name="T2">6</text:span></text:p>
          </draw:text-box>
        </draw:frame>
        <draw:frame draw:style-name="gr24" draw:text-style-name="P23" draw:layer="layout" svg:width="2.425cm" svg:height="0.42cm" svg:x="1cm" svg:y="11.28cm">
          <draw:text-box>
            <text:p text:style-name="P11"><text:span text:style-name="T8">TTL <text:s text:c="7"/></text:span><text:span text:style-name="T8">INPUTS</text:span></text:p>
          </draw:text-box>
        </draw:frame>
        <draw:line draw:style-name="gr25" draw:text-style-name="P13" draw:layer="layout" svg:x1="3.483cm" svg:y1="11.28cm" svg:x2="3.483cm" svg:y2="12.06cm">
          <text:p/>
        </draw:line>
        <draw:frame draw:style-name="gr26" draw:text-style-name="P15" draw:layer="layout" svg:width="0.9cm" svg:height="0.42cm" svg:x="3.543cm" svg:y="11.28cm">
          <draw:text-box>
            <text:p text:style-name="P14"><text:span text:style-name="T4">GND</text:span></text:p>
          </draw:text-box>
        </draw:frame>
        <draw:frame draw:style-name="gr15" draw:text-style-name="P16" draw:layer="layout" svg:width="0.781cm" svg:height="0.4cm" svg:x="3.6cm" svg:y="11.64cm">
          <draw:text-box>
            <text:p text:style-name="P8"><text:span text:style-name="T2">G</text:span></text:p>
            <text:p text:style-name="P8"><text:span text:style-name="T2">G</text:span></text:p>
          </draw:text-box>
        </draw:frame>
        <draw:frame draw:style-name="gr22" draw:text-style-name="P9" draw:layer="layout" svg:width="2.806cm" svg:height="0.37cm" svg:x="4.56cm" svg:y="11.69cm">
          <draw:text-box>
            <text:p text:style-name="P8"><text:span text:style-name="T2">7</text:span></text:p>
            <text:p text:style-name="P8"><text:span text:style-name="T2">8</text:span></text:p>
            <text:p text:style-name="P8"><text:span text:style-name="T2">9</text:span></text:p>
            <text:p text:style-name="P8"><text:span text:style-name="T2">10</text:span></text:p>
            <text:p text:style-name="P8"><text:span text:style-name="T2">11</text:span></text:p>
            <text:p text:style-name="P8"><text:span text:style-name="T2">12</text:span></text:p>
            <text:p text:style-name="P8"><text:span text:style-name="T2">13</text:span></text:p>
          </draw:text-box>
        </draw:frame>
        <draw:frame draw:style-name="gr27" draw:text-style-name="P23" draw:layer="layout" svg:width="2.806cm" svg:height="0.42cm" svg:x="4.56cm" svg:y="11.28cm">
          <draw:text-box>
            <text:p text:style-name="P14"><text:span text:style-name="T8">TT</text:span><text:span text:style-name="T8">L </text:span><text:span text:style-name="T8">IN</text:span><text:span text:style-name="T8">P</text:span><text:span text:style-name="T8">U</text:span><text:span text:style-name="T8">TS</text:span></text:p>
          </draw:text-box>
        </draw:frame>
        <draw:line draw:style-name="gr25" draw:text-style-name="P13" draw:layer="layout" svg:x1="7.42cm" svg:y1="11.28cm" svg:x2="7.42cm" svg:y2="12.05cm">
          <text:p/>
        </draw:line>
        <draw:line draw:style-name="gr25" draw:text-style-name="P13" draw:layer="layout" svg:x1="4.5cm" svg:y1="11.28cm" svg:x2="4.5cm" svg:y2="12.06cm">
          <text:p/>
        </draw:line>
        <draw:line draw:style-name="gr25" draw:text-style-name="P13" draw:layer="layout" svg:x1="8.817cm" svg:y1="10.8cm" svg:x2="8.817cm" svg:y2="12.061cm">
          <text:p/>
        </draw:line>
        <draw:line draw:style-name="gr25" draw:text-style-name="P13" draw:layer="layout" svg:x1="9.84cm" svg:y1="10.8cm" svg:x2="9.84cm" svg:y2="12.06cm">
          <text:p/>
        </draw:line>
        <draw:frame draw:style-name="gr28" draw:text-style-name="P24" draw:layer="layout" svg:width="0.9cm" svg:height="0.42cm" svg:x="8.877cm" svg:y="10.8cm">
          <draw:text-box>
            <text:p text:style-name="P14"><text:span text:style-name="T9">S</text:span><text:span text:style-name="T9">U</text:span><text:span text:style-name="T9">P</text:span><text:span text:style-name="T9">P</text:span><text:span text:style-name="T9">L</text:span><text:span text:style-name="T9">Y</text:span></text:p>
          </draw:text-box>
        </draw:frame>
        <draw:frame draw:style-name="gr15" draw:text-style-name="P16" draw:layer="layout" svg:width="0.9cm" svg:height="0.36cm" svg:x="8.877cm" svg:y="11.7cm">
          <draw:text-box>
            <text:p text:style-name="P8"><text:span text:style-name="T2">G</text:span></text:p>
            <text:p text:style-name="P8"><text:span text:style-name="T2">+</text:span></text:p>
          </draw:text-box>
        </draw:frame>
        <draw:frame draw:style-name="gr29" draw:text-style-name="P25" draw:layer="layout" svg:width="1.282cm" svg:height="0.42cm" svg:x="7.48cm" svg:y="11.28cm">
          <draw:text-box>
            <text:p text:style-name="P14"><text:span text:style-name="T10">MODBUS</text:span></text:p>
          </draw:text-box>
        </draw:frame>
        <draw:frame draw:style-name="gr30" draw:text-style-name="P16" draw:layer="layout" svg:width="1.282cm" svg:height="0.4cm" svg:x="7.48cm" svg:y="11.66cm">
          <draw:text-box>
            <text:p text:style-name="P8"><text:span text:style-name="T2">G</text:span></text:p>
            <text:p text:style-name="P8"><text:span text:style-name="T2">B</text:span></text:p>
            <text:p text:style-name="P8"><text:span text:style-name="T2">A</text:span></text:p>
          </draw:text-box>
        </draw:frame>
        <draw:frame draw:style-name="gr31" draw:text-style-name="P13" draw:layer="layout" svg:width="0.668cm" svg:height="0.668cm" svg:x="7.991cm" svg:y="10.37cm">
          <draw:image xlink:href="Pictures/10000001000000E6000000E6076C407A321E6317.png" xlink:type="simple" xlink:show="embed" xlink:actuate="onLoad" draw:mime-type="image/png">
            <text:p/>
          </draw:image>
        </draw:frame>
        <draw:line draw:style-name="gr32" draw:text-style-name="P13" draw:layer="layout" svg:x1="1.9cm" svg:y1="8.8cm" svg:x2="3.9cm" svg:y2="8.8cm">
          <text:p/>
        </draw:line>
        <draw:frame draw:style-name="gr33" draw:text-style-name="P27" draw:layer="layout" svg:width="2.5cm" svg:height="0.42cm" svg:x="1.9cm" svg:y="9.746cm">
          <draw:text-box>
            <text:p text:style-name="P26"><text:span text:style-name="T11">CLEAN SPINDLE</text:span></text:p>
          </draw:text-box>
        </draw:frame>
        <draw:frame draw:style-name="gr34" draw:text-style-name="P29" draw:layer="layout" svg:width="2.5cm" svg:height="0.5cm" svg:x="1.9cm" svg:y="9.2cm">
          <draw:text-box>
            <text:p text:style-name="P28"><text:span text:style-name="T11">CLEA</text:span><text:span text:style-name="T11">N </text:span><text:span text:style-name="T11">TOUC</text:span><text:span text:style-name="T11">H </text:span><text:span text:style-name="T11">PROB</text:span><text:span text:style-name="T11">E</text:span></text:p>
          </draw:text-box>
        </draw:frame>
        <draw:frame draw:style-name="gr35" draw:text-style-name="P30" draw:layer="layout" svg:width="2.5cm" svg:height="0.5cm" svg:x="1.9cm" svg:y="8.7cm">
          <draw:text-box>
            <text:p text:style-name="P26"><text:span text:style-name="T9">L</text:span><text:span text:style-name="T9">O</text:span><text:span text:style-name="T9">W</text:span><text:span text:style-name="T9"> </text:span><text:span text:style-name="T9">P</text:span><text:span text:style-name="T9">R</text:span><text:span text:style-name="T9">E</text:span><text:span text:style-name="T9">S</text:span><text:span text:style-name="T9">S</text:span><text:span text:style-name="T9">U</text:span><text:span text:style-name="T9">R</text:span><text:span text:style-name="T9">E</text:span></text:p>
          </draw:text-box>
        </draw:frame>
        <draw:frame draw:style-name="gr36" draw:text-style-name="P32" draw:layer="layout" svg:width="0.8cm" svg:height="0.42cm" svg:x="6.5cm" svg:y="10.3cm">
          <draw:text-box>
            <text:p text:style-name="P31"><text:span text:style-name="T10">R</text:span><text:span text:style-name="T10">X</text:span></text:p>
          </draw:text-box>
        </draw:frame>
        <draw:frame draw:style-name="gr37" draw:text-style-name="P34" draw:layer="layout" svg:width="0.8cm" svg:height="0.475cm" svg:x="6.5cm" svg:y="10.673cm">
          <draw:text-box>
            <text:p text:style-name="P33"><text:span text:style-name="T10">T</text:span><text:span text:style-name="T10">X</text:span></text:p>
          </draw:text-box>
        </draw:frame>
        <draw:frame draw:style-name="gr38" draw:text-style-name="P35" draw:layer="layout" svg:width="2.5cm" svg:height="0.42cm" svg:x="1.9cm" svg:y="10.78cm">
          <draw:text-box>
            <text:p text:style-name="P26"><text:span text:style-name="T12">OPENING</text:span></text:p>
          </draw:text-box>
        </draw:frame>
        <draw:frame draw:style-name="gr39" draw:text-style-name="P35" draw:layer="layout" svg:width="2.5cm" svg:height="0.42cm" svg:x="1.9cm" svg:y="10.24cm">
          <draw:text-box>
            <text:p text:style-name="P26"><text:span text:style-name="T12">CLOSING</text:span></text:p>
          </draw:text-box>
        </draw:frame>
        <draw:frame draw:style-name="gr40" draw:text-style-name="P36" draw:layer="layout" svg:width="2.5cm" svg:height="0.42cm" svg:x="1.9cm" svg:y="4.2cm">
          <draw:text-box>
            <text:p text:style-name="P26"><text:span text:style-name="T13">1 </text:span><text:span text:style-name="T14">/ </text:span><text:span text:style-name="T14">TOWER </text:span><text:span text:style-name="T14">RED</text:span></text:p>
          </draw:text-box>
        </draw:frame>
        <draw:frame draw:style-name="gr41" draw:text-style-name="P36" draw:layer="layout" svg:width="2.5cm" svg:height="0.42cm" svg:x="1.9cm" svg:y="4.7cm">
          <draw:text-box>
            <text:p text:style-name="P26"><text:span text:style-name="T13">2 / TOWER YELLOW</text:span></text:p>
          </draw:text-box>
        </draw:frame>
        <draw:frame draw:style-name="gr42" draw:text-style-name="P36" draw:layer="layout" svg:width="2.5cm" svg:height="0.42cm" svg:x="1.9cm" svg:y="5.22cm">
          <draw:text-box>
            <text:p text:style-name="P26"><text:span text:style-name="T13">3 / TOWER GREEN</text:span></text:p>
          </draw:text-box>
        </draw:frame>
        <draw:frame draw:style-name="gr43" draw:text-style-name="P36" draw:layer="layout" svg:width="2.5cm" svg:height="0.42cm" svg:x="1.9cm" svg:y="5.7cm">
          <draw:text-box>
            <text:p text:style-name="P26"><text:span text:style-name="T13">4 / </text:span><text:span text:style-name="T13">LASE</text:span><text:span text:style-name="T13">R </text:span><text:span text:style-name="T13">CROS</text:span><text:span text:style-name="T13">S</text:span></text:p>
          </draw:text-box>
        </draw:frame>
        <draw:frame draw:style-name="gr44" draw:text-style-name="P36" draw:layer="layout" svg:width="2.5cm" svg:height="0.42cm" svg:x="1.9cm" svg:y="6.18cm">
          <draw:text-box>
            <text:p text:style-name="P26"><text:span text:style-name="T13">5 / </text:span><text:span text:style-name="T13">CAM </text:span><text:span text:style-name="T13">LIGHT</text:span></text:p>
          </draw:text-box>
        </draw:frame>
        <draw:frame draw:style-name="gr45" draw:text-style-name="P36" draw:layer="layout" svg:width="2.5cm" svg:height="0.42cm" svg:x="1.9cm" svg:y="6.6cm">
          <draw:text-box>
            <text:p text:style-name="P26"><text:span text:style-name="T13">6</text:span><text:span text:style-name="T13"> </text:span><text:span text:style-name="T13">/ </text:span><text:span text:style-name="T13">R</text:span><text:span text:style-name="T13">E</text:span><text:span text:style-name="T13">L</text:span><text:span text:style-name="T13">. </text:span><text:span text:style-name="T13">S</text:span><text:span text:style-name="T13">T</text:span><text:span text:style-name="T13">E</text:span><text:span text:style-name="T13">P</text:span><text:span text:style-name="T13">P</text:span><text:span text:style-name="T13">E</text:span><text:span text:style-name="T13">R</text:span><text:span text:style-name="T13">S</text:span></text:p>
          </draw:text-box>
        </draw:frame>
        <draw:line draw:style-name="gr13" draw:text-style-name="P13" draw:layer="layout" svg:x1="5.1cm" svg:y1="5.247cm" svg:x2="5.1cm" svg:y2="6.041cm">
          <text:p/>
        </draw:line>
        <draw:custom-shape draw:style-name="gr46" draw:text-style-name="P6" draw:layer="layout" svg:width="1.282cm" svg:height="0.2cm" svg:x="7.48cm" svg:y="11.1cm">
          <text:p/>
          <draw:enhanced-geometry svg:viewBox="0 0 21600 21600" draw:type="rectangle" draw:enhanced-path="M 0 0 L 21600 0 21600 21600 0 21600 0 0 Z N"/>
        </draw:custom-shape>
        <draw:frame draw:style-name="gr47" draw:text-style-name="P38" draw:layer="layout" svg:width="2cm" svg:height="0.42cm" svg:x="5.9cm" svg:y="9.78cm">
          <draw:text-box>
            <text:p text:style-name="P37"><text:span text:style-name="T9">ERROR</text:span></text:p>
          </draw:text-box>
        </draw:frame>
        <draw:frame draw:style-name="gr48" draw:text-style-name="P32" draw:layer="layout" svg:width="2.5cm" svg:height="0.42cm" svg:x="1.9cm" svg:y="7.2cm">
          <draw:text-box>
            <text:p text:style-name="P39"><text:span text:style-name="T10">CONS</text:span><text:span text:style-name="T10">OLE</text:span></text:p>
          </draw:text-box>
        </draw:frame>
        <draw:frame draw:style-name="gr49" draw:text-style-name="P32" draw:layer="layout" svg:width="2.5cm" svg:height="0.42cm" svg:x="1.9cm" svg:y="7.7cm">
          <draw:text-box>
            <text:p text:style-name="P40"><text:span text:style-name="T10">RELAY</text:span></text:p>
          </draw:text-box>
        </draw:frame>
        <draw:frame draw:style-name="gr50" draw:text-style-name="P32" draw:layer="layout" svg:width="2.5cm" svg:height="0.42cm" svg:x="1.9cm" svg:y="8.22cm">
          <draw:text-box>
            <text:p text:style-name="P41"><text:span text:style-name="T10">PNEUMATIC HUB</text:span></text:p>
          </draw:text-box>
        </draw:frame>
        <draw:custom-shape draw:style-name="gr51" draw:text-style-name="P7" draw:layer="layout" svg:width="2.266cm" svg:height="0.8cm" svg:x="4.317cm" svg:y="6.32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6" draw:layer="layout" svg:width="0.762cm" svg:height="1.5cm" svg:x="8cm" svg:y="8.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7" draw:layer="layout" svg:width="2.8cm" svg:height="1.079cm" svg:x="6.583cm" svg:y="6.04cm">
          <text:p/>
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</draw:custom-shape>
        <draw:frame draw:style-name="gr54" draw:text-style-name="P42" draw:layer="layout" svg:width="1.466cm" svg:height="0.42cm" draw:transform="rotate (-1.5707963267949) translate (4.8cm 8.7cm)">
          <draw:text-box>
            <text:p text:style-name="P14"><text:span text:style-name="T11">AIR</text:span></text:p>
          </draw:text-box>
        </draw:frame>
        <draw:frame draw:style-name="gr55" draw:text-style-name="P44" draw:layer="layout" svg:width="0.96cm" svg:height="0.42cm" draw:transform="rotate (-1.5707963267949) translate (4.82cm 10.24cm)">
          <draw:text-box>
            <text:p text:style-name="P43"><text:span text:style-name="T15">DO</text:span><text:span text:style-name="T15">OR</text:span></text:p>
          </draw:text-box>
        </draw:frame>
        <draw:frame draw:style-name="gr56" draw:text-style-name="P25" draw:layer="layout" svg:width="1.44cm" svg:height="0.475cm" draw:transform="rotate (-1.5707963267949) translate (4.8cm 7.2cm)">
          <draw:text-box>
            <text:p text:style-name="P45"><text:span text:style-name="T15">COMM STATUS</text:span></text:p>
          </draw:text-box>
        </draw:frame>
        <draw:frame draw:style-name="gr57" draw:text-style-name="P8" draw:layer="layout" svg:width="0.844cm" svg:height="0.404cm" draw:transform="rotate (-1.5707963267949) translate (9.704cm 9.7cm)">
          <draw:image xlink:href="Pictures/100000010000014A0000009EC915037EC73BD1A0.png" xlink:type="simple" xlink:show="embed" xlink:actuate="onLoad" draw:mime-type="image/png">
            <text:p/>
          </draw:image>
        </draw:frame>
        <draw:custom-shape draw:style-name="gr58" draw:text-style-name="P46" draw:layer="layout" svg:width="0.8cm" svg:height="1.3cm" svg:x="8.7cm" svg:y="6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6" draw:layer="layout" svg:width="0.4cm" svg:height="0.9cm" svg:x="8.9cm" svg:y="6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47" draw:layer="layout" svg:width="0.658cm" svg:height="0.658cm" svg:x="10.042cm" svg:y="11.242cm">
          <draw:image xlink:href="Pictures/10000001000001F4000001F4FD3A965E6813BB23.png" xlink:type="simple" xlink:show="embed" xlink:actuate="onLoad" draw:mime-type="image/png">
            <text:p/>
          </draw:image>
        </draw:frame>
        <draw:frame draw:style-name="gr61" draw:text-style-name="P48" draw:layer="layout" svg:width="2.8cm" svg:height="0.42cm" svg:x="6.583cm" svg:y="5.621cm">
          <draw:text-box>
            <text:p text:style-name="P14"><text:span text:style-name="T13">OC </text:span><text:span text:style-name="T14">OUTPUT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Ubuntu Light" svg:font-family="'Ubuntu Light'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13cm" svg:stroke-color="#666666" draw:marker-start-width="0.395cm" draw:marker-end-width="0.39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11T11:44:17.757200179</meta:creation-date>
    <meta:editing-cycles>34</meta:editing-cycles>
    <meta:editing-duration>PT3H5M51S</meta:editing-duration>
    <dc:date>2025-03-12T16:58:08.649435962</dc:date>
    <meta:generator>LibreOffice/7.3.7.2$Linux_X86_64 LibreOffice_project/30$Build-2</meta:generator>
    <meta:document-statistic meta:object-count="82"/>
  </office:meta>
</office:document-meta>
</file>